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 style:writing-mode="rl-tb"/>
      <style:text-properties fo:font-size="16pt" officeooo:rsid="001a33b6" officeooo:paragraph-rsid="001a33b6" style:font-size-asian="16pt" style:font-size-complex="16pt"/>
    </style:style>
    <style:style style:name="P2" style:family="paragraph" style:parent-style-name="Standard">
      <style:paragraph-properties fo:text-align="start" style:justify-single-word="false" style:writing-mode="rl-tb"/>
      <style:text-properties fo:font-size="16pt" officeooo:rsid="001a33b6" officeooo:paragraph-rsid="001a33b6" style:font-size-asian="16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برای جست و جوی یک رشته در یک رشته ی دیگر مثلا یک کلمه در یک جمله می توانیم از متد indexOf استفاده کنیم مثال:</text:p>
      <text:p text:style-name="P1"/>
      <text:p text:style-name="P1"/>
      <text:p text:style-name="P2">b =" my name is shahab "</text:p>
      <text:p text:style-name="P2"/>
      <text:p text:style-name="P2">b.indexOf('my')</text:p>
      <text:p text:style-name="P2">دستور فوق مقدار ۱ را برمی گرداند اگر در متن وجود نداشته باشد مقدار -۱ برگردانده میشود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1T16:55:14.800070064</meta:creation-date>
    <dc:date>2017-10-13T08:17:04.873403820</dc:date>
    <meta:editing-duration>PT4H58M44S</meta:editing-duration>
    <meta:editing-cycles>22</meta:editing-cycles>
    <meta:generator>LibreOffice/5.1.6.2$Linux_X86_64 LibreOffice_project/10m0$Build-2</meta:generator>
    <meta:document-statistic meta:table-count="0" meta:image-count="0" meta:object-count="0" meta:page-count="1" meta:paragraph-count="4" meta:word-count="50" meta:character-count="232" meta:non-whitespace-character-count="186"/>
  </office:meta>
</office:document-meta>
</file>